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91a" officeooo:paragraph-rsid="0011191a"/>
    </style:style>
    <style:style style:name="T1" style:family="text">
      <style:text-properties officeooo:rsid="001120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i je <text:span text:style-name="T1">voudrais bien aller fumer une clope et boire une café alors bye by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4:25:26.184922408</meta:creation-date>
    <dc:date>2017-01-19T14:35:39.201269021</dc:date>
    <meta:editing-duration>PT4M27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" meta:word-count="15" meta:character-count="75" meta:non-whitespace-character-count="61"/>
  </office:meta>
</office:document-meta>
</file>